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ados_pa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Descartados </text:p>
          </table:table-cell>
          <table:table-cell office:value-type="string" calcext:value-type="string">
            <text:p>Obitos</text:p>
          </table:table-cell>
          <table:table-cell office:value-type="string" calcext:value-type="string">
            <text:p>Novos Suspeitos</text:p>
          </table:table-cell>
          <table:table-cell office:value-type="string" calcext:value-type="string">
            <text:p>Internados</text:p>
          </table:table-cell>
          <table:table-cell office:value-type="string" calcext:value-type="string">
            <text:p>Curados</text:p>
          </table:table-cell>
        </table:table-row>
        <table:table-row table:style-name="ro1">
          <table:table-cell table:style-name="ce3" office:value-type="date" office:date-value="2020-03-12" calcext:value-type="date">
            <text:p>12/03/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3-13" calcext:value-type="date">
            <text:p>13/03/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] - ([.B2]-(([.C3]-[.C2])+([.D3]-[.D2])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3-14" calcext:value-type="date">
            <text:p>14/03/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] - ([.B3]-(([.C4]-[.C3])+([.D4]-[.D3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3-15" calcext:value-type="date">
            <text:p>15/03/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 - ([.B4]-(([.C5]-[.C4])+([.D5]-[.D4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3-16" calcext:value-type="date">
            <text:p>16/03/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6] - ([.B5]-(([.C6]-[.C5])+([.D6]-[.D5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3-17" calcext:value-type="date">
            <text:p>17/03/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 - ([.B6]-(([.C7]-[.C6])+([.D7]-[.D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3-20" calcext:value-type="date">
            <text:p>20/03/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8] - ([.B7]-(([.C8]-[.C7])+([.D8]-[.D7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3-23" calcext:value-type="date">
            <text:p>23/03/2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 - ([.B8]-(([.C9]-[.C8])+([.D9]-[.D8]))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3-27" calcext:value-type="date">
            <text:p>27/03/2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0] - ([.B9]-(([.C10]-[.C9])+([.D10]-[.D9])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3-28" calcext:value-type="date">
            <text:p>28/03/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11] - ([.B10]-(([.C11]-[.C10])+([.D11]-[.D10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3-30" calcext:value-type="date">
            <text:p>30/03/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2] - ([.B11]-(([.C12]-[.C11])+([.D12]-[.D11])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01" calcext:value-type="date">
            <text:p>01/04/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13] - ([.B12]-(([.C13]-[.C12])+([.D13]-[.D12])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08" calcext:value-type="date">
            <text:p>08/04/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14] - ([.B13]-(([.C14]-[.C13])+([.D14]-[.D13])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13" calcext:value-type="date">
            <text:p>13/04/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15] - ([.B14]-(([.C15]-[.C14])+([.D15]-[.D14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14" calcext:value-type="date">
            <text:p>14/04/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16] - ([.B15]-(([.C16]-[.C15])+([.D16]-[.D15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15" calcext:value-type="date">
            <text:p>15/04/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17] - ([.B16]-(([.C17]-[.C16])+([.D17]-[.D1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16" calcext:value-type="date">
            <text:p>16/04/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18] - ([.B17]-(([.C18]-[.C17])+([.D18]-[.D17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17" calcext:value-type="date">
            <text:p>17/04/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19] - ([.B18]-(([.C19]-[.C18])+([.D19]-[.D18])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20" calcext:value-type="date">
            <text:p>20/04/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20] - ([.B19]-(([.C20]-[.C19])+([.D20]-[.D19])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21" calcext:value-type="date">
            <text:p>21/04/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21] - ([.B20]-(([.C21]-[.C20])+([.D21]-[.D20])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22" calcext:value-type="date">
            <text:p>22/04/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22] - ([.B21]-(([.C22]-[.C21])+([.D22]-[.D21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23" calcext:value-type="date">
            <text:p>23/04/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23] - ([.B22]-(([.C23]-[.C22])+([.D23]-[.D22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24" calcext:value-type="date">
            <text:p>24/04/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24] - ([.B23]-(([.C24]-[.C23])+([.D24]-[.D23])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25" calcext:value-type="date">
            <text:p>25/04/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25] - ([.B24]-(([.C25]-[.C24])+([.D25]-[.D24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27" calcext:value-type="date">
            <text:p>27/04/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26] - ([.B25]-(([.C26]-[.C25])+([.D26]-[.D25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28" calcext:value-type="date">
            <text:p>28/04/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27] - ([.B26]-(([.C27]-[.C26])+([.D27]-[.D2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4-29" calcext:value-type="date">
            <text:p>29/04/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B28] - ([.B27]-(([.C28]-[.C27])+([.D28]-[.D27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01" calcext:value-type="date">
            <text:p>01/05/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B29] - ([.B28]-(([.C29]-[.C28])+([.D29]-[.D28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02" calcext:value-type="date">
            <text:p>02/05/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B30] - ([.B29]-(([.C30]-[.C29])+([.D30]-[.D29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05" calcext:value-type="date">
            <text:p>05/05/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B31] - ([.B30]-(([.C31]-[.C30])+([.D31]-[.D30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06" calcext:value-type="date">
            <text:p>06/05/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B32] - ([.B31]-(([.C32]-[.C31])+([.D32]-[.D31])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08" calcext:value-type="date">
            <text:p>08/05/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B33] - ([.B32]-(([.C33]-[.C32])+([.D33]-[.D32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09" calcext:value-type="date">
            <text:p>09/05/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B34] - ([.B33]-(([.C34]-[.C33])+([.D34]-[.D33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11" calcext:value-type="date">
            <text:p>11/05/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B35] - ([.B34]-(([.C35]-[.C34])+([.D35]-[.D34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13" calcext:value-type="date">
            <text:p>13/05/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36] - ([.B35]-(([.C36]-[.C35])+([.D36]-[.D35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date" office:date-value="2020-05-14" calcext:value-type="date">
            <text:p>14/05/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37] - ([.B36]-(([.C37]-[.C36])+([.D37]-[.D36]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date" office:date-value="2020-05-15" calcext:value-type="date">
            <text:p>15/05/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38] - ([.B37]-(([.C38]-[.C37])+([.D38]-[.D37])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16" calcext:value-type="date">
            <text:p>16/05/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[.B39] - ([.B38]-(([.C39]-[.C38])+([.D39]-[.D38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18" calcext:value-type="date">
            <text:p>18/05/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[.B40] - ([.B39]-(([.C40]-[.C39])+([.D40]-[.D39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21" calcext:value-type="date">
            <text:p>21/05/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B41] - ([.B40]-(([.C41]-[.C40])+([.D41]-[.D40])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23" calcext:value-type="date">
            <text:p>23/05/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B42] - ([.B41]-(([.C42]-[.C41])+([.D42]-[.D41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25" calcext:value-type="date">
            <text:p>25/05/2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B43] - ([.B42]-(([.C43]-[.C42])+([.D43]-[.D42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27" calcext:value-type="date">
            <text:p>27/05/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[.B44] - ([.B43]-(([.C44]-[.C43])+([.D44]-[.D43])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5-28" calcext:value-type="date">
            <text:p>28/05/2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[.B45] - ([.B44]-(([.C45]-[.C44])+([.D45]-[.D44])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6-01" calcext:value-type="date">
            <text:p>01/06/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B46] - ([.B45]-(([.C46]-[.C45])+([.D46]-[.D45])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6-02" calcext:value-type="date">
            <text:p>02/06/2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B47] - ([.B46]-(([.C47]-[.C46])+([.D47]-[.D4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6-03" calcext:value-type="date">
            <text:p>03/06/2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B48] - ([.B47]-(([.C48]-[.C47])+([.D48]-[.D47])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6-04" calcext:value-type="date">
            <text:p>04/06/2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B49] - ([.B48]-(([.C49]-[.C48])+([.D49]-[.D48])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6-05" calcext:value-type="date">
            <text:p>05/06/2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[.B50] - ([.B49]-(([.C50]-[.C49])+([.D50]-[.D49])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6-06" calcext:value-type="date">
            <text:p>06/06/2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[.B51] - ([.B50]-(([.C51]-[.C50])+([.D51]-[.D50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07" calcext:value-type="date">
            <text:p>07/06/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[.B52] - ([.B51]-(([.C52]-[.C51])+([.D52]-[.D51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08" calcext:value-type="date">
            <text:p>08/06/2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B53] - ([.B52]-(([.C53]-[.C52])+([.D53]-[.D52])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09" calcext:value-type="date">
            <text:p>09/06/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B54] - ([.B53]-(([.C54]-[.C53])+([.D54]-[.D53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10" calcext:value-type="date">
            <text:p>10/06/2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B55] - ([.B54]-(([.C55]-[.C54])+([.D55]-[.D54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date" office:date-value="2020-06-11" calcext:value-type="date">
            <text:p>11/06/2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B56] - ([.B55]-(([.C56]-[.C55])+([.D56]-[.D55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12" calcext:value-type="date">
            <text:p>12/06/2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B57] - ([.B56]-(([.C57]-[.C56])+([.D57]-[.D56])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13" calcext:value-type="date">
            <text:p>13/06/2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[.B58] - ([.B57]-(([.C58]-[.C57])+([.D58]-[.D57])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15" calcext:value-type="date">
            <text:p>15/06/2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[.B59] - ([.B58]-(([.C59]-[.C58])+([.D59]-[.D58])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16" calcext:value-type="date">
            <text:p>16/06/2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formula="of:=[.B60] - ([.B59]-(([.C60]-[.C59])+([.D60]-[.D59])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date" office:date-value="2020-06-17" calcext:value-type="date">
            <text:p>17/06/2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[.B61] - ([.B60]-(([.C61]-[.C60])+([.D61]-[.D60])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number-rows-repeated="104851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6:07:33.218992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7T16:52:33.505508967</dc:date>
    <meta:editing-duration>PT21M13S</meta:editing-duration>
    <meta:editing-cycles>7</meta:editing-cycles>
    <meta:generator>LibreOffice/6.0.7.3$Linux_X86_64 LibreOffice_project/00m0$Build-3</meta:generator>
    <meta:document-statistic meta:table-count="1" meta:cell-count="373" meta:object-count="0"/>
  </office:meta>
</office:document-meta>
</file>